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aec68" officeooo:paragraph-rsid="0020e8a5"/>
    </style:style>
    <style:style style:name="P2" style:family="paragraph" style:parent-style-name="Standard">
      <style:paragraph-properties fo:text-align="start" style:justify-single-word="false"/>
      <style:text-properties officeooo:rsid="001aec68" officeooo:paragraph-rsid="001aec68"/>
    </style:style>
    <style:style style:name="P3" style:family="paragraph" style:parent-style-name="Standard">
      <style:paragraph-properties fo:text-align="start" style:justify-single-word="false"/>
      <style:text-properties officeooo:rsid="001e9a23" officeooo:paragraph-rsid="001e9a23"/>
    </style:style>
    <style:style style:name="P4" style:family="paragraph" style:parent-style-name="Standard">
      <style:paragraph-properties fo:text-align="start" style:justify-single-word="false"/>
      <style:text-properties officeooo:rsid="001aec68" officeooo:paragraph-rsid="00243862"/>
    </style:style>
    <style:style style:name="P5" style:family="paragraph" style:parent-style-name="Standard">
      <style:paragraph-properties fo:text-align="start" style:justify-single-word="false"/>
      <style:text-properties officeooo:rsid="0024cde0" officeooo:paragraph-rsid="0024cde0"/>
    </style:style>
    <style:style style:name="T1" style:family="text">
      <style:text-properties officeooo:rsid="001bf804"/>
    </style:style>
    <style:style style:name="T2" style:family="text">
      <style:text-properties officeooo:rsid="001f26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är det kommer att handla om dator jag de folk vill ha!</text:p>
      <text:p text:style-name="P1"/>
      <text:p text:style-name="P1">Jag har varit ett sfotwera enginerings studdent, och med mig jag hämtar goda kunskaper om telekommunikation och Object Oriented språk (java, c++, c\# och mycket mera).</text:p>
      <text:p text:style-name="P1"/>
      <text:p text:style-name="P1">Allting <text:span text:style-name="T2">från</text:span> installation till maintenance/ diagnostics kommer med m<text:span text:style-name="T2">ig</text:span> också. Om <text:span text:style-name="T2">det är </text:span>något jag saknar i mi<text:span text:style-name="T2">tt</text:span> kit, är jag väl förbere<text:span text:style-name="T2">d</text:span>d att lära mig att lära mig det.</text:p>
      <text:p text:style-name="P2"/>
      <text:p text:style-name="P4">Programvaror design är var jag <text:span text:style-name="T2">lyser </text:span>som bäst. F<text:span text:style-name="T2">a</text:span>st <text:span text:style-name="T2">jag</text:span> har litet att visa <text:span text:style-name="T2">inom </text:span>det <text:span text:style-name="T2">efter</text:span>som jag inte har jobbat <text:span text:style-name="T2">kommersiellt</text:span>. Mest av mina har varit för eget komfort, <text:span text:style-name="T1">som exmaple jag har gjört rss reader, html table extractor, en encryption system med en enkel gui, a log reader with gui, jag håller på att göra en sudoku spel med analys motor, och min första projekt var ett randomstion motor till ett spel jag spelar, den är special efter som den visa en del av vad jag kan göra både from grafik och programmering design, den har lilla appen är enkel customiser både via xml och mjukvara generation. Om ni är intresserade konkat mig och jag kommer skickar er source-en och och executable-en.</text:span></text:p>
      <text:p text:style-name="P4"/>
      <text:p text:style-name="P5">Som ni vet jag har ingen arbetes erfarenhet fäst jag har en hel del egan erfarenhet.</text:p>
      <text:p text:style-name="P5"/>
      <text:p text:style-name="P5">Jag är alltid redo för ny utmaningar och om att lära sig nya saker jag har en villa för ny kunskap. </text:p>
      <text:p text:style-name="P5"/>
      <text:p text:style-name="P5"><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3T09:08:09.046000000</meta:creation-date>
    <dc:date>2014-06-16T09:16:53.379000000</dc:date>
    <meta:editing-duration>PT10H45M41S</meta:editing-duration>
    <meta:editing-cycles>6</meta:editing-cycles>
    <meta:generator>LibreOffice/4.1.6.2$Windows_x86 LibreOffice_project/40ff705089295be5be0aae9b15123f687c05b0a</meta:generator>
    <meta:document-statistic meta:table-count="0" meta:image-count="0" meta:object-count="0" meta:page-count="1" meta:paragraph-count="7" meta:word-count="229" meta:character-count="1269" meta:non-whitespace-character-count="1044"/>
  </office:meta>
</office:document-meta>
</file>